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17" style:family="paragraph" style:parent-style-name="Standard">
      <style:text-properties officeooo:paragraph-rsid="002bce7d"/>
    </style:style>
    <style:style style:name="P18" style:family="paragraph" style:parent-style-name="Standard">
      <style:text-properties fo:font-size="8pt" officeooo:paragraph-rsid="004ae8b2" style:font-size-asian="7pt" style:font-size-complex="8pt"/>
    </style:style>
    <style:style style:name="P1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e64b" officeooo:paragraph-rsid="0064e64b" style:font-weight-asian="normal" style:font-weight-complex="normal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e64b" officeooo:paragraph-rsid="0065eeb6" style:font-weight-asian="normal" style:font-weight-complex="normal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5eeb6" officeooo:paragraph-rsid="0065eeb6" style:font-weight-asian="normal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76bf1" officeooo:paragraph-rsid="00676bf1" style:font-weight-asian="normal" style:font-weight-complex="normal"/>
    </style:style>
    <style:style style:name="P26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53e4"/>
    </style:style>
    <style:style style:name="T6" style:family="text">
      <style:text-properties officeooo:rsid="006353e4"/>
    </style:style>
    <style:style style:name="T7" style:family="text">
      <style:text-properties officeooo:rsid="0064e64b"/>
    </style:style>
    <style:style style:name="T8" style:family="text">
      <style:text-properties officeooo:rsid="0065eeb6"/>
    </style:style>
    <style:style style:name="T9" style:family="text">
      <style:text-properties officeooo:rsid="00676bf1"/>
    </style:style>
    <style:style style:name="T10" style:family="text">
      <style:text-properties officeooo:rsid="006961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389533363264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1389533364128">
          <table:table-cell table:style-name="Tabla1.A2" office:value-type="string">
            <text:p text:style-name="P20"/>
            <text:p text:style-name="P16"><text:span text:style-name="T3">El Concello de Vigo desea </text:span><text:span text:style-name="T5">crear una base de datos con información asociada a las Artes Marciales debido al creciente e incesante interés de los vigueses por esas artes</text:span><text:span text:style-name="T4">.</text:span></text:p>
            <text:p text:style-name="P19">La <text:span text:style-name="T6">concelle</text:span><text:span text:style-name="T7">i</text:span><text:span text:style-name="T6">ra de esa rama</text:span>, <text:span text:style-name="T6">Filomena</text:span>, ha aportado la siguiente información:</text:p>
            <text:list xml:id="list1846526873" text:style-name="L1">
              <text:list-item>
                <text:p text:style-name="P21"><text:span text:style-name="T6">De cada Arte Marcial interesa guardar información sobre Nombre, Tipo e información asociada</text:span>.</text:p>
              </text:list-item>
              <text:list-item>
                <text:p text:style-name="P22">Cada Arte Marcial es practicada por distintos Practicantes, e interesa guardar información del grado en el que se pratica y desde cuándo se practica el Arte Marcial por cada Practicante.</text:p>
              </text:list-item>
              <text:list-item>
                <text:p text:style-name="P23">De cada Practicante de las Artes Marciales interesa saber Nombre, Apellidos, NIF, Edad y Peso.</text:p>
              </text:list-item>
              <text:list-item>
                <text:p text:style-name="P24">Los Practicantes se pueden clasificar en Alumnos y Sensei (maestros).</text:p>
              </text:list-item>
              <text:list-item>
                <text:p text:style-name="P22">Los Practicantes empiezan siendo Alumnos, de los que interesa saber si van a salir dedicados o no al arte marcial.</text:p>
              </text:list-item>
              <text:list-item>
                <text:p text:style-name="P22">Los Sensei son <text:span text:style-name="T8">maestros en artes marciales, de los que interesa saber su nombre y su identificador propio.</text:span></text:p>
              </text:list-item>
              <text:list-item>
                <text:p text:style-name="P24">Cada Sensei puede fundar un nuevo ArteMarcial, pero sólo por él mismo. Interesa saber la fecha de fundación.</text:p>
              </text:list-item>
              <text:list-item>
                <text:p text:style-name="P24">Un Dojo es el recinto en el que se practica un arte marcial, del que interesa guardar información sobre su Nombre, Ubicación y Teléfono.</text:p>
              </text:list-item>
              <text:list-item>
                <text:p text:style-name="P24">Cada Dojo tiene es propiedad de un único Sensei, que puede poseer como máximo uno únicamente. <text:span text:style-name="T9">Interesa saber la fecha desde la que se posee el Dojo </text:span><text:span text:style-name="T10">por cada Sensei</text:span><text:span text:style-name="T9">.</text:span></text:p>
              </text:list-item>
              <text:list-item>
                <text:p text:style-name="P24">En cada Dojo el Se<text:span text:style-name="T9">nsei imparte información asociada que facilita el bienestar a los que asisten.</text:span></text:p>
              </text:list-item>
              <text:list-item>
                <text:p text:style-name="P25">Cada Alumno que practica Artes Marciales puede asistir a varios Dojos para entrenarse.</text:p>
              </text:list-item>
            </text:list>
          </table:table-cell>
        </table:table-row>
      </table:table>
      <text:p text:style-name="P17"/>
      <text:p text:style-name="P17"/>
      <text:p text:style-name="P17"/>
      <table:table table:name="Tabla11" table:style-name="Tabla11">
        <table:table-column table:style-name="Tabla11.A"/>
        <table:table-row table:style-name="TableLine1389533365856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4"/>
          </table:table-cell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4">Entidad</text:p>
          </table:table-cell>
          <table:table-cell table:style-name="Tabla2.A1" office:value-type="string">
            <text:p text:style-name="P14">Clave primaria</text:p>
          </table:table-cell>
          <table:table-cell table:style-name="Tabla2.A1" office:value-type="string">
            <text:p text:style-name="P14">Clave Secundaria</text:p>
          </table:table-cell>
          <table:table-cell table:style-name="Tabla2.A1" office:value-type="string">
            <text:p text:style-name="P15">Clave foránea</text:p>
          </table:table-cell>
          <table:table-cell table:style-name="Tabla2.A1" office:value-type="string">
            <text:p text:style-name="P14">Atributos NO primos</text:p>
          </table:table-cell>
          <table:table-cell table:style-name="Tabla2.F1" office:value-type="string">
            <text:p text:style-name="P14">Atributos multivaluados</text:p>
          </table:table-cell>
        </table:table-row>
        <table:table-row table:style-name="TableLine1389670194912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6"/>
          </table:table-cell>
          <table:table-cell table:style-name="Tabla2.E2" office:value-type="string">
            <text:p text:style-name="P11"/>
          </table:table-cell>
          <table:table-cell table:style-name="Tabla2.F2" office:value-type="string">
            <text:p text:style-name="P10"/>
          </table:table-cell>
        </table:table-row>
        <table:table-row table:style-name="TableLine1389670205280">
          <table:table-cell table:style-name="Tabla2.A3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C3" office:value-type="string">
            <text:p text:style-name="P10"/>
          </table:table-cell>
          <table:table-cell table:style-name="Tabla2.D3" office:value-type="string">
            <text:p text:style-name="P7"/>
          </table:table-cell>
          <table:table-cell table:style-name="Tabla2.E3" office:value-type="string">
            <text:list xml:id="list392314079" text:style-name="L2">
              <text:list-header>
                <text:p text:style-name="P26"/>
              </text:list-header>
            </text:list>
          </table:table-cell>
          <table:table-cell table:style-name="Tabla2.F3" office:value-type="string">
            <text:p text:style-name="P5"/>
          </table:table-cell>
        </table:table-row>
        <table:table-row table:style-name="TableLine1389670204992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9"/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8"/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389670191744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  <table:table-row table:style-name="TableLine1389670192320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  <table:table-row table:style-name="TableLine1389670193184">
          <table:table-cell table:style-name="Tabla3.A5" office:value-type="string">
            <text:p text:style-name="P12"/>
          </table:table-cell>
          <table:table-cell table:style-name="Tabla3.B5" office:value-type="string">
            <text:p text:style-name="P12"/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0"/>
          </table:table-cell>
          <table:table-cell table:style-name="Tabla3.E5" office:value-type="string">
            <text:p text:style-name="P12"/>
          </table:table-cell>
          <table:table-cell table:style-name="Tabla3.F5" office:value-type="string">
            <text:p text:style-name="P12"/>
          </table:table-cell>
          <table:table-cell table:style-name="Tabla3.G5" office:value-type="string">
            <text:p text:style-name="P12"/>
          </table:table-cell>
          <table:table-cell table:style-name="Tabla3.H5" office:value-type="string">
            <text:p text:style-name="P12"/>
          </table:table-cell>
          <table:table-cell table:style-name="Tabla3.I5" office:value-type="string">
            <text:p text:style-name="P12"/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25T17:24:42.710000000</dc:date>
    <meta:editing-duration>PT6H24M18S</meta:editing-duration>
    <meta:editing-cycles>79</meta:editing-cycles>
    <meta:generator>LibreOffice/7.3.3.2$Windows_X86_64 LibreOffice_project/d1d0ea68f081ee2800a922cac8f79445e4603348</meta:generator>
    <meta:document-statistic meta:table-count="4" meta:image-count="0" meta:object-count="0" meta:page-count="2" meta:paragraph-count="32" meta:word-count="290" meta:character-count="1755" meta:non-whitespace-character-count="1508"/>
  </office:meta>
</office:document-meta>
</file>